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e71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officeooo:rsid="00141e71"/>
    </style:style>
    <style:style style:name="T2" style:family="text">
      <style:text-properties officeooo:rsid="0014a03d"/>
    </style:style>
    <style:style style:name="T3" style:family="text">
      <style:text-properties style:use-window-font-color="true" loext:opacity="0%" fo:background-color="#b4c7dc" loext:char-shading-value="0"/>
    </style:style>
    <style:style style:name="T4" style:family="text">
      <style:text-properties fo:background-color="#b4c7dc" loext:char-shading-value="0"/>
    </style:style>
    <style:style style:name="T5" style:family="text">
      <style:text-properties officeooo:rsid="0015304f" fo:background-color="#b4c7dc" loext:char-shading-value="0"/>
    </style:style>
    <style:style style:name="T6" style:family="text">
      <style:text-properties fo:background-color="#ff8000" loext:char-shading-value="0"/>
    </style:style>
    <style:style style:name="T7" style:family="text">
      <style:text-properties fo:background-color="#ff8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Isalpha</text:span> <text:span text:style-name="T1">hecho</text:span></text:p>
      <text:p text:style-name="P1"><text:span text:style-name="T4">isdigit</text:span> <text:span text:style-name="T1">hecho</text:span></text:p>
      <text:p text:style-name="P1"><text:span text:style-name="T4">isalnum</text:span> <text:span text:style-name="T1">hecho</text:span></text:p>
      <text:p text:style-name="P1"><text:span text:style-name="T4">isalnum</text:span> <text:span text:style-name="T1">hecho</text:span></text:p>
      <text:p text:style-name="P1"><text:span text:style-name="T4">isprint</text:span> <text:span text:style-name="T1">hecho</text:span></text:p>
      <text:p text:style-name="P1"><text:span text:style-name="T4">strlen</text:span> <text:span text:style-name="T1">hecho</text:span></text:p>
      <text:p text:style-name="Standard"><text:span text:style-name="T7">memset</text:span> <text:span text:style-name="T1">preguntar dudas copia u carácter en un string tantas veces como digo. Pero no comprueba si quiero copiar 10 veces y mi string mide 5 y no lo copia porque no entra.</text:span></text:p>
      <text:p text:style-name="Standard"><text:span text:style-name="T5">b</text:span><text:span text:style-name="T4">zero</text:span> <text:span text:style-name="T2">hecho</text:span></text:p>
      <text:p text:style-name="P2">memcpy</text:p>
      <text:p text:style-name="P2">memmove</text:p>
      <text:p text:style-name="P2">strlcpy</text:p>
      <text:p text:style-name="P2">strlcat</text:p>
      <text:p text:style-name="P2">toupper</text:p>
      <text:p text:style-name="P2">tolower</text:p>
      <text:p text:style-name="P2">strchr</text:p>
      <text:p text:style-name="P2">strrchr</text:p>
      <text:p text:style-name="P2">strncmp</text:p>
      <text:p text:style-name="Standard">memchr</text:p>
      <text:p text:style-name="Standard">memcmp</text:p>
      <text:p text:style-name="Standard">strnstr</text:p>
      <text:p text:style-name="Standard">atoi</text:p>
      <text:p text:style-name="Standard">calloc</text:p>
      <text:p text:style-name="Standard">strdu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8:12:27.382440754</meta:creation-date>
    <dc:date>2023-09-12T18:31:02.321149595</dc:date>
    <meta:editing-duration>PT7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62" meta:character-count="354" meta:non-whitespace-character-count="315"/>
  </office:meta>
</office:document-meta>
</file>